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P2" style:family="paragraph" style:parent-style-name="Standard">
      <style:paragraph-properties>
        <style:tab-stops>
          <style:tab-stop style:position="0.3931in"/>
          <style:tab-stop style:position="0.7868in"/>
          <style:tab-stop style:position="1.1806in"/>
          <style:tab-stop style:position="1.5743in"/>
          <style:tab-stop style:position="1.9681in"/>
          <style:tab-stop style:position="2.3618in"/>
          <style:tab-stop style:position="2.7556in"/>
          <style:tab-stop style:position="3.1493in"/>
          <style:tab-stop style:position="3.5431in"/>
          <style:tab-stop style:position="3.9368in"/>
          <style:tab-stop style:position="4.3306in"/>
          <style:tab-stop style:position="4.7243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/>
      <text:p text:style-name="P1">CA lvl 0 -&gt; Auto Signé</text:p>
      <text:p text:style-name="P1">RA,,, lvl 0 -&gt; signé par CA lvl0</text:p>
      <text:p text:style-name="P1"/>
      <text:p text:style-name="P1">CA lvl 1-&gt; signé par CA lvl 0</text:p>
      <text:p text:style-name="P1">RA lvl 1-&gt; signé par CA lvl 1</text:p>
      <text:p text:style-name="P1"/>
      <text:p text:style-name="P1">CA lvl 2-&gt; signé par CA lvl 1</text:p>
      <text:p text:style-name="P1">RA lvl 2 -&gt; signé par CA lvl1</text:p>
      <text:p text:style-name="P1"/>
      <text:p text:style-name="P1"/>
      <text:p text:style-name="P1">A chaque signature par le CA vérification de l'objet <text:s/></text:p>
      <text:p text:style-name="P1">verif si il est signé par un de ses RA alors je signe</text:p>
      <text:p text:style-name="P1"><text:s/>(méthode is authentique et comparé avec la clef du certificat de un de mes RA)∑</text:p>
      <text:p text:style-name="P1"/>
      <text:p text:style-name="P1">sinon si l'objet est un RA verif qu'il appartient au meme level que moi </text:p>
      <text:p text:style-name="P1">sinon si l'objet est un CA verif qu'il appartient au level -1 <text:s text:c="2"/></text:p>
      <text:p text:style-name="P1">dans le cas ou se n'est pas signé par RA</text:p>
      <text:p text:style-name="P1"/>
      <text:p text:style-name="P1">apres verif VA pour voir si il est pas dans la blacklist </text:p>
      <text:p text:style-name="P1">et <text:s/></text:p>
      <text:p text:style-name="P1">is valide pour voir si la requête de signature contient bien la clef permettant d'avoir signé cette requête</text:p>
      <text:p text:style-name="P1"/>
      <text:p text:style-name="P1">RA -&gt; signe objet</text:p>
      <text:p text:style-name="P1"/>
      <text:p text:style-name="P1">verif le lvl de l'objet </text:p>
      <text:p text:style-name="P2">apres verif VA pour voir si il est pas dans la blacklist </text:p>
      <text:p text:style-name="P2">et <text:s/></text:p>
      <text:p text:style-name="P2">is valide pour voir si la requête de signature contient bien la clef permettant d'avoir signé cette requête</text:p>
      <text:p text:style-name="P2"/>
      <text:p text:style-name="P2">il passe d 'une signing roquets data <text:s/>a une request data</text:p>
      <text:p text:style-name="P2">il le signe lui meme</text:p>
      <text:p text:style-name="P2">et il le passe a CA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</office:meta>
</office:document-meta>
</file>